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rImpl.tryLock( long nan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nfairImpl.isF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fairImpl.Nonfai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nfairImpl.un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entrantLock.isF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try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getQueued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fairImpl.tryLock( long nano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Impl.getQueu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lo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mpl.try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entrantLock.getHol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.hasQueued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.getHold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.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irImpl.isF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rImpl.getQueu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rImpl.takeOver( WaitQueue . Wai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rImpl.getQueued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hasQueued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Reentrant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rImpl.Fai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entrantLock.getQueu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rImpl.lockInterruptibl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entrantLock.hasQueuedThread( Thread 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rImpl.unlo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irImpl.recheck( WaitQueue . Wait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pl.isQueued( Thread 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un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entrantLock.new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tryLock( long timeout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lockInterrupti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isHeldByCurren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ReentrantLock( boolean fa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.isHeldByCurren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entrantLock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rImpl.isQueued( Thread 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rImpl.getSignallee( Thread cal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nfairImpl.lockInterruptibl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mpl.getQueued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rImpl.hasQueued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